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d1881" officeooo:paragraph-rsid="001d1881"/>
    </style:style>
    <style:style style:name="P2" style:family="paragraph" style:parent-style-name="Header">
      <style:paragraph-properties fo:text-align="center" style:justify-single-word="false"/>
      <style:text-properties fo:font-size="40pt" fo:font-weight="bold" officeooo:rsid="001d1881" officeooo:paragraph-rsid="0023d805" style:font-size-asian="40pt" style:font-weight-asian="bold" style:font-size-complex="40pt" style:font-weight-complex="bold"/>
    </style:style>
    <style:style style:name="P3" style:family="paragraph" style:parent-style-name="Standard">
      <style:text-properties officeooo:rsid="001d1881" officeooo:paragraph-rsid="001e6408"/>
    </style:style>
    <style:style style:name="P4" style:family="paragraph" style:parent-style-name="Standard">
      <style:text-properties officeooo:rsid="001e6408" officeooo:paragraph-rsid="001e6408"/>
    </style:style>
    <style:style style:name="P5" style:family="paragraph" style:parent-style-name="Standard">
      <style:text-properties officeooo:rsid="00202cef" officeooo:paragraph-rsid="00202cef"/>
    </style:style>
    <style:style style:name="P6" style:family="paragraph" style:parent-style-name="Standard">
      <style:text-properties officeooo:rsid="00217165" officeooo:paragraph-rsid="00217165"/>
    </style:style>
    <style:style style:name="P7" style:family="paragraph" style:parent-style-name="Standard">
      <style:text-properties officeooo:rsid="002180c4" officeooo:paragraph-rsid="002180c4"/>
    </style:style>
    <style:style style:name="P8" style:family="paragraph" style:parent-style-name="Standard">
      <style:text-properties officeooo:rsid="002264af" officeooo:paragraph-rsid="002264af"/>
    </style:style>
    <style:style style:name="P9" style:family="paragraph" style:parent-style-name="Standard">
      <style:text-properties officeooo:rsid="00235434" officeooo:paragraph-rsid="00235434"/>
    </style:style>
    <style:style style:name="P10" style:family="paragraph" style:parent-style-name="Standard">
      <style:text-properties officeooo:rsid="0023a170" officeooo:paragraph-rsid="0023d8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IL design phase 1</text:p>
      <text:p text:style-name="P3"/>
      <text:p text:style-name="P3">The requirements for the design phase 1 are the cap<text:tab/>ability of the new system, performance, accuracy, reliability, safety and maintainability. T</text:p>
      <text:p text:style-name="P3"/>
      <text:p text:style-name="P3">he requirement elicitation are all parties concerned, including initiator, marketing department, specialist departments and the user. </text:p>
      <text:p text:style-name="P3"/>
      <text:p text:style-name="P3">The situations to deal with are the legacy system, the current form and the active processes. </text:p>
      <text:p text:style-name="P3"/>
      <text:p text:style-name="P4">Now on how to get the required elicitation, you can actively search for requirements, like objectives, expert knowledge, technical environment and organization environment. </text:p>
      <text:p text:style-name="P4"/>
      <text:p text:style-name="P5">A SRS is important because how should you know if the project is finished if it has no requirements. </text:p>
      <text:p text:style-name="P5"/>
      <text:p text:style-name="P6">A very fatal approach is to include every little and rarely used requirement the customer specifies.</text:p>
      <text:p text:style-name="P6"/>
      <text:p text:style-name="P7">The techniques are to do interviews, case scenarios, prototyping and direct observation.</text:p>
      <text:p text:style-name="P7"/>
      <text:p text:style-name="P7">The basic conditions are that the client is the expert, to case scenarios on detail, to have little preparation and that the implementation is time-consuming.</text:p>
      <text:p text:style-name="P7"/>
      <text:p text:style-name="P8">The analysis of the result is useful to find and solve inconsistencies, system interfaces and system borders and to make translations from system requirements to software requirements. </text:p>
      <text:p text:style-name="P8"/>
      <text:p text:style-name="P9">The requirements can be classified into the functional capabilities and quality capabilities, capabilities for the system and business process, to obtain priority, define the scope and the stability.</text:p>
      <text:p text:style-name="P9"/>
      <text:p text:style-name="P10">Its important to make a concept it helps understanding the problem, but not to make a solution concept, but to represent the reality. </text:p>
      <text:p text:style-name="P10"/>
      <text:p text:style-name="P10">There are different way of doing so, to make a data flow diagram, a control flow diagram or a constitutional diagram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1881" officeooo:paragraph-rsid="001d188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text:tab/>Zlabinger Christof<text:tab/>12.1.2023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24:20.669383866</meta:creation-date>
    <dc:date>2023-01-12T10:44:46.164940584</dc:date>
    <meta:editing-duration>PT20M22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56" meta:character-count="1677" meta:non-whitespace-character-count="1428"/>
  </office:meta>
</office:document-meta>
</file>